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9"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3pt" style:font-size-complex="13pt"/>
    </style:style>
    <style:style style:name="P10"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11"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ize-complex="12pt"/>
    </style:style>
    <style:style style:name="P12"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13"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4"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15" style:family="paragraph" style:parent-style-name="Text_20_body">
      <style:paragraph-properties fo:text-align="justify" style:justify-single-word="false"/>
      <style:text-properties fo:font-variant="normal" fo:text-transform="none" fo:color="#000000" style:font-name="arial" fo:font-size="13pt" fo:letter-spacing="normal" fo:font-style="normal" fo:font-weight="normal"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ext_20_body">
      <style:paragraph-properties fo:orphans="2" fo:widows="2"/>
    </style:style>
    <style:style style:name="P18" style:family="paragraph" style:parent-style-name="Text_20_body">
      <style:text-properties style:font-name="arial" fo:font-size="12pt" fo:font-weight="normal" style:font-size-asian="12pt" style:font-size-complex="12pt"/>
    </style:style>
    <style:style style:name="P19" style:family="paragraph" style:parent-style-name="Text_20_body">
      <style:paragraph-properties fo:orphans="2" fo:widows="2"/>
      <style:text-properties style:font-name="arial1" fo:font-size="12pt" style:font-size-asian="13pt" style:font-size-complex="13pt"/>
    </style:style>
    <style:style style:name="P20"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21" style:family="paragraph" style:parent-style-name="Heading_20_1">
      <style:paragraph-properties fo:text-align="center" style:justify-single-word="false"/>
    </style:style>
    <style:style style:name="P22" style:family="paragraph" style:parent-style-name="Heading_20_3">
      <style:text-properties style:font-name="arial" fo:font-size="12pt"/>
    </style:style>
    <style:style style:name="P23" style:family="paragraph" style:parent-style-name="Heading_20_3">
      <style:text-properties style:font-name="arial" fo:font-size="12pt" style:font-size-asian="12pt" style:font-size-complex="12pt"/>
    </style:style>
    <style:style style:name="P24" style:family="paragraph" style:parent-style-name="Heading_20_3">
      <style:text-properties style:font-name="arial" fo:font-size="13pt" style:font-size-asian="13pt" style:font-size-complex="13pt"/>
    </style:style>
    <style:style style:name="P25" style:family="paragraph" style:parent-style-name="Heading_20_3">
      <style:text-properties style:font-name="arial" fo:font-size="13pt" style:font-size-asian="13pt" style:font-weight-asian="bold" style:font-size-complex="13pt" style:font-weight-complex="bold"/>
    </style:style>
    <style:style style:name="P26" style:family="paragraph" style:parent-style-name="Heading_20_3">
      <style:paragraph-properties fo:text-align="center" style:justify-single-word="false"/>
    </style:style>
    <style:style style:name="P27" style:family="paragraph" style:parent-style-name="Heading_20_3">
      <style:paragraph-properties fo:text-align="justify" style:justify-single-word="false" fo:orphans="2" fo:widows="2"/>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28"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9"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30"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letter-spacing="normal" fo:font-style="normal" fo:font-weight="bold"/>
    </style:style>
    <style:style style:name="T3" style:family="text">
      <style:text-properties fo:font-variant="normal" fo:text-transform="none" fo:color="#003ea8" style:font-name="arial1" fo:font-size="12pt" fo:letter-spacing="normal" fo:font-style="normal" fo:font-weight="normal"/>
    </style:style>
    <style:style style:name="T4" style:family="text">
      <style:text-properties fo:font-weight="normal"/>
    </style:style>
    <style:style style:name="T5" style:family="text">
      <style:text-properties style:font-name="arial" fo:font-size="13pt"/>
    </style:style>
    <style:style style:name="T6" style:family="text">
      <style:text-properties fo:color="#003ea8"/>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Guía de traducciones del manual <text:line-break/>de PHP.net al Castellano<text:line-break/>FASE 1</text:h>
      <text:p text:style-name="P16"/>
      <text:h text:style-name="P25" text:outline-level="3">Requerimientos.</text:h>
      <text:p text:style-name="P18">- Dominio del Inglés y el Castellano (Español de España).<text:line-break/>- Conocimientos de PHP.<text:line-break/>- Conocimientos básicos del funcionamiento de SVN (Subversion).</text:p>
      <text:h text:style-name="P24" text:outline-level="3">FASE 1</text:h>
      <text:p text:style-name="P7">Para poder demostrar tu interés y tus habilidades de tradución y la capacidad para usar la herramienta de traducción debes enviar los ficheros que traduzcas como 'parche' usando el Editor online <text:a xlink:type="simple" xlink:href="https://edit.php.net/">https://edit.php.net/</text:a>. Tu colaboración puede ser esporádica o de forma continuada. Por favor se honesto y haz saber de que forma quieres colaborar, pero no hay ninguna obligación, todo depende de ti y hasta donde quieras llegar. Se recomienda el uso de Mozilla Firefox o Google Chorme. </text:p>
      <text:p text:style-name="P5">Aquí tienes una guía de como funciona el editor: <text:a xlink:type="simple" xlink:href="http://wiki.php.net/doc/editor">http://wiki.php.net/doc/editor</text:a></text:p>
      <text:h text:style-name="P23" text:outline-level="3">¿Que ficheros puedo empezar traducir?</text:h>
      <text:p text:style-name="P5">Los que no están traducidos todavía: </text:p>
      <text:p text:style-name="P5">Desde del editor online: -&gt; Nuevos ficheros a traducir.</text:p>
      <text:p text:style-name="P12"><text:span text:style-name="T4">Ver tambien: </text:span><text:a xlink:type="simple" xlink:href="http://doc.php.net/php/es/revcheck.php?p=missfiles"><text:span text:style-name="T4">http://doc.php.net/php/es/revcheck.php?p=missfiles</text:span></text:a></text:p>
      <text:p text:style-name="P5">De los cuales nadie dice que está trabajando: </text:p>
      <text:p text:style-name="P5">Desde el editor online: Nuevos ficheros a traducir -&gt; Todos los ficheros <text:s/>-&gt; Repositorio -&gt; es -&gt; doble clic en <text:s/>translation.xml.</text:p>
      <text:p text:style-name="P12"><text:span text:style-name="T4">Ver tambien: </text:span><text:a xlink:type="simple" xlink:href="http://svn.php.net/repository/phpdoc/es/trunk/translation.xml"><text:span text:style-name="T4">http://svn.php.net/repository/phpdoc/es/trunk/translation.xml</text:span></text:a></text:p>
      <text:h text:style-name="P22" text:outline-level="3">Ya se que ficheros quiero traducir. ¿Y ahora qué?<text:line-break/><text:line-break/><text:span text:style-name="T2">¿Que es el fichero translations.xml?</text:span></text:h>
      <text:p text:style-name="P15">Es el primer fichero que debes aprender como funciona. Cada uno de nosotros, antes de enviar ningún fichero al repositorio, antes de empezar a traducir, debemos editar el fichero translations.xml para añadir en que fichero o directorio estamos trabajando. Te <text:soft-page-break/>darás cuenta que ya existe una lista de usuarios que están trabajando en ciertos directorios o ficheros. La forma de uso es fácil de intuir. Es una de las maneras que usamos para no duplicar el trabajo y garantizar que cada uno está trabajando en ficheros distintos.</text:p>
      <text:h text:style-name="P28" text:outline-level="3">Traduce y envía tus cambios al repositorio como 'parche'</text:h>
      <text:p text:style-name="P7">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7">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7">Al guardar el fichero mostrará los errores de estructura, si hay alguno, asegúrate no haber cometido ningún error y si no entiendes que significa el error, pregunta en la lista de correo.</text:p>
      <text:h text:style-name="P27" text:outline-level="3">La etiqueta Revcheck.</text:h>
      <text:p text:style-name="P8">La etiqueta Revcheck debe añadirse en todos los ficheros que se traducen. Es muy importante ya que te ayudará a identificar el número de versión que tradujiste cuando tengas que hacer una actualización al fichero. El editor online incluso tiene un botón para añadir dicha etiqueta. Etiquetar -&gt; Etiqueta Revcheck.</text:p>
      <text:p text:style-name="P9">Esta acción añadirá una línea como esta:</text:p>
      <text:p text:style-name="P9">&lt;!-- EN-Revision: xxx Maintainer: anonymous Status: ready --&gt;</text:p>
      <text:p text:style-name="P9">Cambia xxx por el número de revisión de la versión en Inglés que estás traduciendo. </text:p>
      <text:p text:style-name="P9">Por ejemplo: 297028</text:p>
      <text:p text:style-name="P9">Cambia anonymous por el que sería tu futuro nombre de usuario para tu cuenta SVN</text:p>
      <text:p text:style-name="P19">Por ejemplo: tunombre.<text:span text:style-name="T5">¿Que parte del documento debe dejarse com su versión original?</text:span></text:p>
      <text:p text:style-name="P4">1. La descripción del prototipo de función:</text:p>
      <text:p text:style-name="P4">Que siempre está dentro de estas etiquetas: &lt;methodsynopsis&gt; &lt;/methodsynopsis&gt;</text:p>
      <text:p text:style-name="P4">2. Parámetros, clases, literales, en definiva cualquier texto que esté entre dos etiquetas.</text:p>
      <text:p text:style-name="P4">&lt;parameter&gt;param&lt;/parameter&gt;, &lt;classname&gt;class&lt;/classname&gt;.</text:p>
      <text:p text:style-name="P4">3. En los ejemplos solo hay que traducir los comentarios // y cadenas que no esten siendo manipuladas. No hay que traducir nombres de variables, nombres de funciones etc.</text:p>
      <text:p text:style-name="P4"><text:soft-page-break/>4. Cuando se habla especificamente de tipos: Array, String, Bool, Float. Hay que mantenerlo como está.</text:p>
      <text:list xml:id="list2009668452" text:style-name="L1">
        <text:list-item>
          <text:p text:style-name="P30">No traducir o copiar el fichero entities.functions.xml.</text:p>
        </text:list-item>
      </text:list>
      <text:h text:style-name="P24" text:outline-level="3">Dudas en la traducción</text:h>
      <text:p text:style-name="P8">Durante la traducción te aparecerán dudas o comentarios, tenemos un mini-diccionario que te puede servir de ayuda: <text:a xlink:type="simple" xlink:href="http://svn.php.net/repository/phpdoc/es/trunk/diccionario.txt"><text:span text:style-name="T5">http://svn.php.net/repository/phpdoc/es/trunk/diccionario.txt</text:span></text:a></text:p>
      <text:p text:style-name="P14">y si no puedes enviar un E-Mail a la lista de correo, siempre habrá alguien dispuesto a ayudarte.</text:p>
      <text:h text:style-name="P24" text:outline-level="3">Implicación en los ficheros que traduzas</text:h>
      <text:p text:style-name="P10">Básicamente eres responsable de mant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Si quieres puedes ayudar a otras personas a realizar esta tarea. Mantener los ficheros al día es nuestro cometido prinicpal.</text:p>
      <text:h text:style-name="P23" text:outline-level="3">Como llegar a FASE 2</text:h>
      <text:p text:style-name="P7">Por favor traduce un apartado o función y envíalo al repositorio como 'parche'. Cuando ya hayas enviado tu trabajo al repositorio, contacta con Yago por E-Mail para indicar lo que hayas traducido para que pueda revisarlo. </text:p>
      <text:p text:style-name="P7">Te enviará las correciones necesarias de tus documentos. Este proceso se repetirá hasta que los documentos sean correctos y estén preparados para ser enviados al repositorio oficial.</text:p>
      <text:p text:style-name="P7"><text:s/>Para entonces tendrás que dedicir y comunicar si quieres continuar colaborando de forma constante y formar parte de los traductores oficiales o si solo quieres participar con la tradución enviada. Cualquiera de las dos formas es válida. </text:p>
      <text:p text:style-name="P7"/>
      <text:p text:style-name="P7">¡Muchas gracias por tu ayuda, cualquier aportación el válida!</text:p>
      <text:p text:style-name="P29"/>
      <text:h text:style-name="P26" text:outline-level="3">ANEXO</text:h>
      <text:p text:style-name="P6">El editor online es la forma oficial de traduccir y enviar los ficheros pero no es la única forma, también puede usarse un cliente de Subversion. <text:s/>También es necesario usar Subversion si quieres 'compilar' de forma local los ficheros traducidos. Es conveniente probar de compilar la traducción por cada commit que se realice para asegurarse de que todo irá bien antes de ser publicado de forma online en la web de php.net. Adjunto también información de como hacerlo.</text:p>
      <text:p text:style-name="P3"/>
      <text:h text:style-name="P23" text:outline-level="3">Comandos de SVN </text:h>
      <text:p text:style-name="P5">Básicamente necesitas cuatro comandos:</text:p>
      <text:p text:style-name="P5">svn checkout. Descarga todo el contenido de una URL.</text:p>
      <text:p text:style-name="P5">svn update. Descarga los últimos ficheros que han cambiado en el repositorio.</text:p>
      <text:p text:style-name="P5">svn add. Añade un determinado fichero o directorio en el repo.</text:p>
      <text:p text:style-name="P5">svn commit. Envia el fichero directo al repositorio.</text:p>
      <text:p text:style-name="P4"/>
      <text:h text:style-name="P23" text:outline-level="3">Como 'compilar' la traducción en Linux</text:h>
      <text:p text:style-name="P4">mkdir www; cd /www/;</text:p>
      <text:p text:style-name="P4">svn checkout <text:a xlink:type="simple" xlink:href="http://svn.php.net/repository/phpdoc/es/trunk/">http://svn.php.net/repository/phpdoc/es/trunk/</text:a> es</text:p>
      <text:p text:style-name="P4">svn checkout <text:a xlink:type="simple" xlink:href="http://svn.php.net/repository/phpdoc/en/trunk/">http://svn.php.net/repository/phpdoc/en/trunk/</text:a> en</text:p>
      <text:p text:style-name="P4">svn checkout <text:a xlink:type="simple" xlink:href="http://svn.php.net/repository/phpdoc/doc-base/trunk/">http://svn.php.net/repository/phpdoc/doc-base/trunk/</text:a> doc-base</text:p>
      <text:p text:style-name="P4">cd doc-base</text:p>
      <text:p text:style-name="P4">su -c 'php configure.php with-lang=es'</text:p>
      <text:p text:style-name="P10">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p text:style-name="P4"/>
      <text:p text:style-name="P13">Software recomendado para Linux</text:p>
      <text:p text:style-name="P4">Editor de código..: kate (kde gui), gedit (gnome gui)</text:p>
      <text:p text:style-name="P20">Cliente SVN.........: svn (consola), rapidSVN (gui)</text:p>
      <text:p text:style-name="P5">Comparador........: meld (gui)</text:p>
      <text:h text:style-name="P23" text:outline-level="3"><text:soft-page-break/>Como 'compilar' la traducción en Windows</text:h>
      <text:p text:style-name="P11">Suponiendo que tengas instalado TortoiseSVN normalmente y PHP 5.x en c:\php\ </text:p>
      <text:p text:style-name="P11">1. Abre el Explorador de Windows. </text:p>
      <text:p text:style-name="P11">2. Crea la carpeta c:\doc\ </text:p>
      <text:p text:style-name="P11">3. Dentro de c:\doc\, haz clic derecho SVN Checkout. </text:p>
      <text:p text:style-name="P11"><text:s text:c="4"/>- URL of repository: http://svn.php.net/repository/phpdoc/es/trunk/ </text:p>
      <text:p text:style-name="P11"><text:s text:c="4"/>- Checkout directory: C:\doc\es\ </text:p>
      <text:p text:style-name="P11">4. Otra vez dentro de c:\doc\, clic derecho, SVN Checkout. </text:p>
      <text:p text:style-name="P11"><text:s text:c="4"/>- URL of repository: http://svn.php.net/repository/phpdoc/en/trunk/ </text:p>
      <text:p text:style-name="P11"><text:s text:c="4"/>- Checkout directory: C:\doc\en\ </text:p>
      <text:p text:style-name="P11">5. Otra vez dentro de c:\doc\, clic derecho, SVN Checkout. </text:p>
      <text:p text:style-name="P11"><text:s text:c="4"/>- URL of repository: http://svn.php.net/repository/phpdoc/doc-base/trunk/ </text:p>
      <text:p text:style-name="P11"><text:s text:c="4"/>- Checkout directory: C:\doc\doc-base\ </text:p>
      <text:p text:style-name="P11"/>
      <text:p text:style-name="P11">6. Desde la consola ejecuta: </text:p>
      <text:p text:style-name="P11">c:\php\php c:\doc\doc-base\configure.php --with-php=c:\php\php.exe –with-lang=es</text:p>
      <text:p text:style-name="P10">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h text:style-name="P23" text:outline-level="3">Software recomendado para Windows XP/Vista/7</text:h>
      <text:p text:style-name="P17"><text:span text:style-name="T1">Cliente SVN........: TortoiseSVN </text:span><text:a xlink:type="simple" xlink:href="http://tortoisesvn.net/downloads" office:target-frame-name="_blank" xlink:show="new"><text:span text:style-name="T3">http://tortoisesvn.net/downloads</text:span></text:a></text:p>
      <text:p text:style-name="P17"><text:span text:style-name="T1">Editor de Código.: Notepad++ </text:span><text:a xlink:type="simple" xlink:href="http://sourceforge.net/projects/notepad-plus/files/" office:target-frame-name="_blank" xlink:show="new"><text:span text:style-name="T3">http://sourceforge.net/projects/notepad-plus/files/</text:span></text:a></text:p>
      <text:p text:style-name="P5">Comparador........: WinMerge <text:a xlink:type="simple" xlink:href="http://winmerge.org/"><text:span text:style-name="T6">http://winmerge.org/</text:span></text:a></text:p>
      <text:h text:style-name="P23" text:outline-level="3">Recomendaciones para Notepad++</text:h>
      <text:p text:style-name="P10">Si quieres utilizar Notepad++ como editor de los ficheros .xml, debes usar 'soft tabs' :</text:p>
      <text:p text:style-name="P10">Settings - &gt; Preferences... -&gt; Language Menu / Tab Settings -&gt; [x] Replace by space</text:p>
      <text:p text:style-name="P10">Y los ficheros deben ser siempre UTF-8 without BOM, formato Unix:</text:p>
      <text:p text:style-name="P10">New Document -&gt; Default Directory -&gt; [x] UTF-8 <text:s/>without BOM [x] Format Unix</text:p>
      <text:h text:style-name="P23" text:outline-level="3"><text:soft-page-break/>Como convertir fichero de ANSI a UTF-8 without BOM en Windows.</text:h>
      <text:p text:style-name="P7">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7"/>
      <text:p text:style-name="P7">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4/17/2010</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4-17T09:40:22</dc:date>
    <meta:editing-duration>PT06H05M52S</meta:editing-duration>
    <meta:editing-cycles>106</meta:editing-cycles>
    <meta:generator>OpenOffice.org/3.1$Linux OpenOffice.org_project/310m19$Build-9420</meta:generator>
    <meta:document-statistic meta:table-count="0" meta:image-count="0" meta:object-count="0" meta:page-count="6" meta:paragraph-count="94" meta:word-count="1420" meta:character-count="9432"/>
  </office:meta>
</office:document-meta>
</file>